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4.99180555555556cm"/>
    </style:style>
    <style:style style:name="co3" style:family="table-column">
      <style:table-column-properties fo:break-before="auto" style:column-width="4.30388888888889cm"/>
    </style:style>
    <style:style style:name="co4" style:family="table-column">
      <style:table-column-properties fo:break-before="auto" style:column-width="2.99861111111111cm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observableId</text:p>
          </table:table-cell>
          <table:table-cell office:value-type="string" table:style-name="ce1">
            <text:p>preequilibrationConditionId</text:p>
          </table:table-cell>
          <table:table-cell office:value-type="string" table:style-name="ce1">
            <text:p>simulationConditionId</text:p>
          </table:table-cell>
          <table:table-cell office:value-type="string" table:style-name="ce1">
            <text:p>measurement</text:p>
          </table:table-cell>
          <table:table-cell office:value-type="string" table:style-name="ce1">
            <text:p>ti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fh_count</text:p>
          </table:table-cell>
          <table:table-cell table:style-name="ce1"/>
          <table:table-cell office:value-type="string" table:style-name="ce1">
            <text:p>model1_data1</text:p>
          </table:table-cell>
          <table:table-cell office:value-type="float" office:value="1195653.4505084399" table:style-name="ce2">
            <text:p>1.20E+0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fh_count</text:p>
          </table:table-cell>
          <table:table-cell table:style-name="ce1"/>
          <table:table-cell office:value-type="string" table:style-name="ce1">
            <text:p>model1_data1</text:p>
          </table:table-cell>
          <table:table-cell office:value-type="float" office:value="80700.014766749693" table:style-name="ce2">
            <text:p>8.07E+0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fh_count</text:p>
          </table:table-cell>
          <table:table-cell table:style-name="ce1"/>
          <table:table-cell office:value-type="string" table:style-name="ce1">
            <text:p>model1_data1</text:p>
          </table:table-cell>
          <table:table-cell office:value-type="float" office:value="34226.9397968501" table:style-name="ce2">
            <text:p>3.42E+04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1_count</text:p>
          </table:table-cell>
          <table:table-cell table:style-name="ce1"/>
          <table:table-cell office:value-type="string" table:style-name="ce1">
            <text:p>model1_data1</text:p>
          </table:table-cell>
          <table:table-cell office:value-type="float" office:value="1835938.347605" table:style-name="ce2">
            <text:p>1.84E+0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1_count</text:p>
          </table:table-cell>
          <table:table-cell table:style-name="ce1"/>
          <table:table-cell office:value-type="string" table:style-name="ce1">
            <text:p>model1_data1</text:p>
          </table:table-cell>
          <table:table-cell office:value-type="float" office:value="77470.303074323805" table:style-name="ce2">
            <text:p>7.75E+0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1_count</text:p>
          </table:table-cell>
          <table:table-cell table:style-name="ce1"/>
          <table:table-cell office:value-type="string" table:style-name="ce1">
            <text:p>model1_data1</text:p>
          </table:table-cell>
          <table:table-cell office:value-type="float" office:value="74369.848329946093" table:style-name="ce2">
            <text:p>7.44E+04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fh_count</text:p>
          </table:table-cell>
          <table:table-cell table:style-name="ce1"/>
          <table:table-cell office:value-type="string" table:style-name="ce1">
            <text:p>model1_data2</text:p>
          </table:table-cell>
          <table:table-cell office:value-type="float" office:value="79822.833160739407" table:style-name="ce2">
            <text:p>7.98E+0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fh_count</text:p>
          </table:table-cell>
          <table:table-cell table:style-name="ce1"/>
          <table:table-cell office:value-type="string" table:style-name="ce1">
            <text:p>model1_data2</text:p>
          </table:table-cell>
          <table:table-cell office:value-type="float" office:value="121629.034490955" table:style-name="ce2">
            <text:p>1.22E+0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fh_count</text:p>
          </table:table-cell>
          <table:table-cell table:style-name="ce1"/>
          <table:table-cell office:value-type="string" table:style-name="ce1">
            <text:p>model1_data2</text:p>
          </table:table-cell>
          <table:table-cell office:value-type="float" office:value="76867.361422387796" table:style-name="ce2">
            <text:p>7.69E+04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1_count</text:p>
          </table:table-cell>
          <table:table-cell table:style-name="ce1"/>
          <table:table-cell office:value-type="string" table:style-name="ce1">
            <text:p>model1_data2</text:p>
          </table:table-cell>
          <table:table-cell office:value-type="float" office:value="282837.48563114001" table:style-name="ce2">
            <text:p>2.83E+0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1_count</text:p>
          </table:table-cell>
          <table:table-cell table:style-name="ce1"/>
          <table:table-cell office:value-type="string" table:style-name="ce1">
            <text:p>model1_data2</text:p>
          </table:table-cell>
          <table:table-cell office:value-type="float" office:value="121629.034490955" table:style-name="ce2">
            <text:p>1.22E+0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1_count</text:p>
          </table:table-cell>
          <table:table-cell table:style-name="ce1"/>
          <table:table-cell office:value-type="string" table:style-name="ce1">
            <text:p>model1_data2</text:p>
          </table:table-cell>
          <table:table-cell office:value-type="float" office:value="36954.097347714698" table:style-name="ce2">
            <text:p>3.70E+04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Philipp</dc:creator>
    <meta:creation-date>2020-06-02T16:14:36Z</meta:creation-date>
    <dc:date>2020-06-02T21:13:12Z</dc:date>
    <meta:editing-cycles>5</meta:editing-cycles>
    <meta:editing-duration>PT0S</meta:editing-duration>
  </office:meta>
</office:document-meta>
</file>